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12cm"/>
    </style:style>
    <style:style style:name="co3" style:family="table-column">
      <style:table-column-properties fo:break-before="auto" style:column-width="3.078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size="12pt" style:language-asian="en" style:country-asian="US" style:language-complex="en" style:country-complex="US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ta_extref" style:family="table">
      <style:table-properties table:display="false"/>
    </style:style>
    <style:style style:name="T1" style:family="text">
      <style:text-properties fo:color="#000000" style:font-name="Helvetica" fo:language="en" fo:country="US" style:font-name-asian="Helvetica" style:font-size-asian="12pt" style:font-name-complex="Helvetica" style:font-size-complex="6.80000019073486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1020" table:default-cell-style-name="ce2"/>
        <table:table-row table:style-name="ro1">
          <table:table-cell table:style-name="ce1" office:value-type="string">
            <text:p>&amp;<text:span text:style-name="T1">P412479</text:span> = CULC 452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#project: obta</text:p>
          </table:table-cell>
          <table:table-cell table:number-columns-repeated="1023"/>
        </table:table-row>
        <table:table-row table:style-name="ro3">
          <table:table-cell office:value-type="string">
            <text:p>#atf: lang akk-x-oldbab</text:p>
          </table:table-cell>
          <table:table-cell table:number-columns-repeated="1023"/>
        </table:table-row>
        <table:table-row table:style-name="ro2">
          <table:table-cell office:value-type="string">
            <text:p>#atf: use unicode</text:p>
          </table:table-cell>
          <table:table-cell table:number-columns-repeated="1023"/>
        </table:table-row>
        <table:table-row table:style-name="ro2">
          <table:table-cell office:value-type="string">
            <text:p>#atf: use legacy</text:p>
          </table:table-cell>
          <table:table-cell table:number-columns-repeated="1023"/>
        </table:table-row>
        <table:table-row table:style-name="ro2">
          <table:table-cell office:value-type="string">
            <text:p>#atf: use math</text:p>
          </table:table-cell>
          <table:table-cell table:number-columns-repeated="1023"/>
        </table:table-row>
        <table:table-row table:style-name="ro2">
          <table:table-cell office:value-type="string">
            <text:p>#atf: use mylines</text:p>
          </table:table-cell>
          <table:table-cell table:number-columns-repeated="1023"/>
        </table:table-row>
        <table:table-row table:style-name="ro2">
          <table:table-cell office:value-type="string">
            <text:p>@tablet</text:p>
          </table:table-cell>
          <table:table-cell table:number-columns-repeated="1023"/>
        </table:table-row>
        <table:table-row table:style-name="ro2">
          <table:table-cell office:value-type="string">
            <text:p>@obverse</text:p>
          </table:table-cell>
          <table:table-cell table:number-columns-repeated="1023"/>
        </table:table-row>
        <table:table-row table:style-name="ro2">
          <table:table-cell office:value-type="string">
            <text:p>1.</text:p>
          </table:table-cell>
          <table:table-cell office:value-type="string">
            <text:p>GU₄-HI.A</text:p>
          </table:table-cell>
          <table:table-cell office:value-type="string">
            <text:p>{še}MUR.GU₄</text:p>
          </table:table-cell>
          <table:table-cell office:value-type="string">
            <text:p>DUH</text:p>
          </table:table-cell>
          <table:table-cell office:value-type="string">
            <text:p>IN.NU.DA</text:p>
          </table:table-cell>
          <table:table-cell office:value-type="string">
            <text:p>MU-BI.IM</text:p>
          </table:table-cell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 office:value-type="string">
            <text:p>alpū[bull]N; </text:p>
          </table:table-cell>
          <table:table-cell office:value-type="string">
            <text:p>imrûm[fodder]N; </text:p>
          </table:table-cell>
          <table:table-cell office:value-type="string">
            <text:p>tuhhum[bran]N; </text:p>
          </table:table-cell>
          <table:table-cell office:value-type="string">
            <text:p>tibnum[straw]N; </text:p>
          </table:table-cell>
          <table:table-cell office:value-type="string">
            <text:p>šumšu[name]N</text:p>
          </table:table-cell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#note: I thank Gertrud and Walter Farber for the reading of ŠE.MUR.GU₄ in this line.</text:p>
          </table:table-cell>
          <table:table-cell table:number-columns-repeated="1023"/>
        </table:table-row>
        <table:table-row table:style-name="ro2">
          <table:table-cell office:value-type="string">
            <text:p>$ single ruling</text:p>
          </table:table-cell>
          <table:table-cell table:number-columns-repeated="1023"/>
        </table:table-row>
        <table:table-row table:style-name="ro2">
          <table:table-cell office:value-type="string">
            <text:p>2.</text:p>
          </table:table-cell>
          <table:table-cell table:style-name="ce3" office:value-type="string">
            <text:p>2 šu-ši</text:p>
          </table:table-cell>
          <table:table-cell office:value-type="string">
            <text:p>4(BAN₂) 6 &lt;SILA₃&gt;</text:p>
          </table:table-cell>
          <table:table-cell office:value-type="string">
            <text:p>3(BARIG) 1(BAN₂)</text:p>
          </table:table-cell>
          <table:table-cell office:value-type="string">
            <text:p>2(U) 2(AŠ) &lt;GUR&gt;</text:p>
          </table:table-cell>
          <table:table-cell office:value-type="string">
            <text:p>u-bar-{d}UTU</text:p>
          </table:table-cell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 table:style-name="ce3" office:value-type="string">
            <text:p>n; šūši[sixty]NU; </text:p>
          </table:table-cell>
          <table:table-cell office:value-type="string">
            <text:p>n; n; qā[unit]N; </text:p>
          </table:table-cell>
          <table:table-cell office:value-type="string">
            <text:p>n; n; </text:p>
          </table:table-cell>
          <table:table-cell office:value-type="string">
            <text:p>n; n; kur[unit]N; </text:p>
          </table:table-cell>
          <table:table-cell office:value-type="string">
            <text:p>Ubar-Šamaš[1]PN</text:p>
          </table:table-cell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3.</text:p>
          </table:table-cell>
          <table:table-cell table:style-name="ce3" office:value-type="float" office:value="52">
            <text:p>52</text:p>
          </table:table-cell>
          <table:table-cell table:number-columns-repeated="2" office:value-type="string">
            <text:p>1(BARIG) 3(BAN₂)</text:p>
          </table:table-cell>
          <table:table-cell office:value-type="string">
            <text:p>6(AŠ) &lt;GUR&gt;</text:p>
          </table:table-cell>
          <table:table-cell office:value-type="string">
            <text:p>{d}SUEN-i-din-nam</text:p>
          </table:table-cell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 table:style-name="ce3" office:value-type="string">
            <text:p>n; </text:p>
          </table:table-cell>
          <table:table-cell table:number-columns-repeated="2" office:value-type="string">
            <text:p>n; n; </text:p>
          </table:table-cell>
          <table:table-cell office:value-type="string">
            <text:p>n; kur[unit]N; </text:p>
          </table:table-cell>
          <table:table-cell office:value-type="string">
            <text:p>Sin-iddinam[1]PN</text:p>
          </table:table-cell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4.</text:p>
          </table:table-cell>
          <table:table-cell table:style-name="ce3" office:value-type="float" office:value="54">
            <text:p>54</text:p>
          </table:table-cell>
          <table:table-cell office:value-type="string">
            <text:p>2(BARIG) 2(BAN₂) 7 SÌLA </text:p>
          </table:table-cell>
          <table:table-cell office:value-type="string">
            <text:p>1(BARIG) 3(BAN₂)</text:p>
          </table:table-cell>
          <table:table-cell office:value-type="string">
            <text:p>5(AŠ) &lt;GUR&gt;</text:p>
          </table:table-cell>
          <table:table-cell office:value-type="string">
            <text:p>{d}SUEN-SIPA</text:p>
          </table:table-cell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 table:style-name="ce3" office:value-type="string">
            <text:p>n; </text:p>
          </table:table-cell>
          <table:table-cell office:value-type="string">
            <text:p>n; n; n; qā[unit]N; </text:p>
          </table:table-cell>
          <table:table-cell office:value-type="string">
            <text:p>n; n; </text:p>
          </table:table-cell>
          <table:table-cell office:value-type="string">
            <text:p>n; kur[unit]N; </text:p>
          </table:table-cell>
          <table:table-cell office:value-type="string">
            <text:p>Sin-reʾum[1]PN</text:p>
          </table:table-cell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5.</text:p>
          </table:table-cell>
          <table:table-cell table:style-name="ce3" office:value-type="float" office:value="38">
            <text:p>38</text:p>
          </table:table-cell>
          <table:table-cell office:value-type="string">
            <text:p>1(BARIG)</text:p>
          </table:table-cell>
          <table:table-cell office:value-type="string">
            <text:p>5(BAN₂) 2 &lt;SILA₃&gt;</text:p>
          </table:table-cell>
          <table:table-cell office:value-type="string">
            <text:p>2(AŠ) &lt;GUR&gt;</text:p>
          </table:table-cell>
          <table:table-cell office:value-type="string">
            <text:p>ia-ú</text:p>
          </table:table-cell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 table:style-name="ce3" office:value-type="string">
            <text:p>n; </text:p>
          </table:table-cell>
          <table:table-cell office:value-type="string">
            <text:p>n; </text:p>
          </table:table-cell>
          <table:table-cell office:value-type="string">
            <text:p>n; n; qā[unit]N; </text:p>
          </table:table-cell>
          <table:table-cell office:value-type="string">
            <text:p>n; kur[unit]N; </text:p>
          </table:table-cell>
          <table:table-cell office:value-type="string">
            <text:p>yāʾu[mine]PP</text:p>
          </table:table-cell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$ 1 blank line</text:p>
          </table:table-cell>
          <table:table-cell table:number-columns-repeated="1023"/>
        </table:table-row>
        <table:table-row table:style-name="ro2">
          <table:table-cell office:value-type="string">
            <text:p>7.</text:p>
          </table:table-cell>
          <table:table-cell office:value-type="string">
            <text:p>NÍG.Ú.RUM</text:p>
          </table:table-cell>
          <table:table-cell table:number-columns-repeated="3"/>
          <table:table-cell office:value-type="string">
            <text:p>{d}NANNA ŠA₃ URIM₂{ki}</text:p>
          </table:table-cell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 office:value-type="string">
            <text:p>namkūr[property]N; </text:p>
          </table:table-cell>
          <table:table-cell table:number-columns-repeated="3"/>
          <table:table-cell office:value-type="string">
            <text:p>Nanna[1]DN; qereb[centre]N; Ur[1]SN</text:p>
          </table:table-cell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@reverse</text:p>
          </table:table-cell>
          <table:table-cell table:number-columns-repeated="1023"/>
        </table:table-row>
        <table:table-row table:style-name="ro2">
          <table:table-cell office:value-type="string">
            <text:p>$ several blank lines</text:p>
          </table:table-cell>
          <table:table-cell table:number-columns-repeated="1023"/>
        </table:table-row>
        <table:table-row table:style-name="ro2">
          <table:table-cell office:value-type="string">
            <text:p>$ single ruling</text:p>
          </table:table-cell>
          <table:table-cell table:number-columns-repeated="1023"/>
        </table:table-row>
        <table:table-row table:style-name="ro2">
          <table:table-cell office:value-type="string">
            <text:p>1.</text:p>
          </table:table-cell>
          <table:table-cell office:value-type="string" table:number-columns-spanned="5" table:number-rows-spanned="1">
            <text:p>{iti}DU₆!.KÙ! KI-4 U₄ 8-KAM </text:p>
          </table:table-cell>
          <table:covered-table-cell table:number-columns-repeated="4"/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 office:value-type="string" table:number-columns-spanned="5" table:number-rows-spanned="1">
            <text:p>Tašritum[1]MN; n; ūm[day]N; n</text:p>
          </table:table-cell>
          <table:covered-table-cell table:number-columns-repeated="4"/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$ single ruling</text:p>
          </table:table-cell>
          <table:table-cell table:number-columns-repeated="1023"/>
        </table:table-row>
        <table:table-row table:style-name="ro2">
          <table:table-cell office:value-type="string">
            <text:p>2.</text:p>
          </table:table-cell>
          <table:table-cell table:style-name="ce3" office:value-type="float" office:value="34" table:number-columns-spanned="5" table:number-rows-spanned="1">
            <text:p>34</text:p>
          </table:table-cell>
          <table:covered-table-cell table:number-columns-repeated="4"/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 table:style-name="ce3" office:value-type="string" table:number-columns-spanned="5" table:number-rows-spanned="1">
            <text:p>n</text:p>
          </table:table-cell>
          <table:covered-table-cell table:number-columns-repeated="4"/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3.</text:p>
          </table:table-cell>
          <table:table-cell office:value-type="string" table:number-columns-spanned="5" table:number-rows-spanned="1">
            <text:p>33.20</text:p>
          </table:table-cell>
          <table:covered-table-cell table:number-columns-repeated="4"/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 office:value-type="string" table:number-columns-spanned="5" table:number-rows-spanned="1">
            <text:p>n</text:p>
          </table:table-cell>
          <table:covered-table-cell table:number-columns-repeated="4"/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@translation parallel en project</text:p>
          </table:table-cell>
          <table:table-cell table:number-columns-repeated="1023"/>
        </table:table-row>
        <table:table-row table:style-name="ro2">
          <table:table-cell office:value-type="string">
            <text:p>@obverse</text:p>
          </table:table-cell>
          <table:table-cell table:number-columns-repeated="1023"/>
        </table:table-row>
        <table:table-row table:style-name="ro2">
          <table:table-cell office:value-type="string">
            <text:p>1.</text:p>
          </table:table-cell>
          <table:table-cell office:value-type="string">
            <text:p>Bulls</text:p>
          </table:table-cell>
          <table:table-cell office:value-type="string">
            <text:p>Fodder</text:p>
          </table:table-cell>
          <table:table-cell office:value-type="string">
            <text:p>Bran</text:p>
          </table:table-cell>
          <table:table-cell office:value-type="string">
            <text:p>Straw</text:p>
          </table:table-cell>
          <table:table-cell office:value-type="string">
            <text:p>Its name</text:p>
          </table:table-cell>
          <table:table-cell table:number-columns-repeated="1018"/>
        </table:table-row>
        <table:table-row table:style-name="ro2">
          <table:table-cell office:value-type="string">
            <text:p>$ single ruling</text:p>
          </table:table-cell>
          <table:table-cell table:number-columns-repeated="1023"/>
        </table:table-row>
        <table:table-row table:style-name="ro2">
          <table:table-cell office:value-type="string">
            <text:p>2.</text:p>
          </table:table-cell>
          <table:table-cell office:value-type="string">
            <text:p>2 sixties</text:p>
          </table:table-cell>
          <table:table-cell office:value-type="string">
            <text:p>46 @sila</text:p>
          </table:table-cell>
          <table:table-cell office:value-type="string">
            <text:p>190 @sila</text:p>
          </table:table-cell>
          <table:table-cell office:value-type="string">
            <text:p>12 @gur</text:p>
          </table:table-cell>
          <table:table-cell office:value-type="string">
            <text:p>Ubar-Šamaš</text:p>
          </table:table-cell>
          <table:table-cell table:number-columns-repeated="1018"/>
        </table:table-row>
        <table:table-row table:style-name="ro2">
          <table:table-cell office:value-type="string">
            <text:p>3.</text:p>
          </table:table-cell>
          <table:table-cell office:value-type="string">
            <text:p>52</text:p>
          </table:table-cell>
          <table:table-cell office:value-type="string">
            <text:p>90 @sila</text:p>
          </table:table-cell>
          <table:table-cell office:value-type="string">
            <text:p>90 @sila</text:p>
          </table:table-cell>
          <table:table-cell office:value-type="string">
            <text:p>6 @gur</text:p>
          </table:table-cell>
          <table:table-cell office:value-type="string">
            <text:p>Sin-iddinam</text:p>
          </table:table-cell>
          <table:table-cell table:number-columns-repeated="1018"/>
        </table:table-row>
        <table:table-row table:style-name="ro2">
          <table:table-cell office:value-type="string">
            <text:p>4.</text:p>
          </table:table-cell>
          <table:table-cell office:value-type="string">
            <text:p>54</text:p>
          </table:table-cell>
          <table:table-cell office:value-type="string">
            <text:p>147 @sila</text:p>
          </table:table-cell>
          <table:table-cell office:value-type="string">
            <text:p>90 @sila</text:p>
          </table:table-cell>
          <table:table-cell office:value-type="string">
            <text:p>5 @gur</text:p>
          </table:table-cell>
          <table:table-cell office:value-type="string">
            <text:p>Sin-reʾum</text:p>
          </table:table-cell>
          <table:table-cell table:number-columns-repeated="1018"/>
        </table:table-row>
        <table:table-row table:style-name="ro2">
          <table:table-cell office:value-type="string">
            <text:p>5.</text:p>
          </table:table-cell>
          <table:table-cell office:value-type="string">
            <text:p>38</text:p>
          </table:table-cell>
          <table:table-cell office:value-type="string">
            <text:p>60 @sila</text:p>
          </table:table-cell>
          <table:table-cell office:value-type="string">
            <text:p>52 @sila</text:p>
          </table:table-cell>
          <table:table-cell office:value-type="string">
            <text:p>2 @gur</text:p>
          </table:table-cell>
          <table:table-cell office:value-type="string">
            <text:p>Mine</text:p>
          </table:table-cell>
          <table:table-cell table:number-columns-repeated="1018"/>
        </table:table-row>
        <table:table-row table:style-name="ro2">
          <table:table-cell office:value-type="string">
            <text:p>$ 1 blank line</text:p>
          </table:table-cell>
          <table:table-cell table:number-columns-repeated="1023"/>
        </table:table-row>
        <table:table-row table:style-name="ro2">
          <table:table-cell office:value-type="string">
            <text:p>7.</text:p>
          </table:table-cell>
          <table:table-cell office:value-type="string" table:number-columns-spanned="5" table:number-rows-spanned="1">
            <text:p>Property of Nanna of Ur</text:p>
          </table:table-cell>
          <table:covered-table-cell table:number-columns-repeated="4"/>
          <table:table-cell table:number-columns-repeated="1018"/>
        </table:table-row>
        <table:table-row table:style-name="ro2">
          <table:table-cell office:value-type="string">
            <text:p>@reverse</text:p>
          </table:table-cell>
          <table:table-cell table:number-columns-repeated="1023"/>
        </table:table-row>
        <table:table-row table:style-name="ro2">
          <table:table-cell office:value-type="string">
            <text:p>$ several blank lines</text:p>
          </table:table-cell>
          <table:table-cell table:number-columns-repeated="1023"/>
        </table:table-row>
        <table:table-row table:style-name="ro2">
          <table:table-cell office:value-type="string">
            <text:p>$ single ruling</text:p>
          </table:table-cell>
          <table:table-cell table:number-columns-repeated="1023"/>
        </table:table-row>
        <table:table-row table:style-name="ro2">
          <table:table-cell office:value-type="string">
            <text:p>1.</text:p>
          </table:table-cell>
          <table:table-cell office:value-type="string" table:number-columns-spanned="5" table:number-rows-spanned="1">
            <text:p>Tašritum (Month VI), fourth, day 8</text:p>
          </table:table-cell>
          <table:covered-table-cell table:number-columns-repeated="4"/>
          <table:table-cell table:number-columns-repeated="1018"/>
        </table:table-row>
        <table:table-row table:style-name="ro2">
          <table:table-cell office:value-type="string">
            <text:p>$ single ruling</text:p>
          </table:table-cell>
          <table:table-cell table:number-columns-repeated="1023"/>
        </table:table-row>
        <table:table-row table:style-name="ro2">
          <table:table-cell office:value-type="string">
            <text:p>2.</text:p>
          </table:table-cell>
          <table:table-cell office:value-type="string" table:number-columns-spanned="5" table:number-rows-spanned="1">
            <text:p>34</text:p>
          </table:table-cell>
          <table:covered-table-cell table:number-columns-repeated="4"/>
          <table:table-cell table:number-columns-repeated="1018"/>
        </table:table-row>
        <table:table-row table:style-name="ro2">
          <table:table-cell office:value-type="string">
            <text:p>3.</text:p>
          </table:table-cell>
          <table:table-cell office:value-type="string" table:number-columns-spanned="5" table:number-rows-spanned="1">
            <text:p>33 20</text:p>
          </table:table-cell>
          <table:covered-table-cell table:number-columns-repeated="4"/>
          <table:table-cell table:number-columns-repeated="1018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6">16/06/2012</text:date>, <text:time>21:42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leanor Robson</meta:initial-creator>
    <meta:creation-date>2010-07-23T16:08:02</meta:creation-date>
    <dc:date>2012-06-16T21:42:10</dc:date>
    <meta:editing-duration>PT00H16M04S</meta:editing-duration>
    <meta:editing-cycles>12</meta:editing-cycles>
    <meta:generator>NeoOffice/3.2.1$Unix OpenOffice.org_project/Patch 5</meta:generator>
    <dc:creator>Eleanor Robson</dc:creator>
    <meta:document-statistic meta:table-count="3" meta:cell-count="140" meta:object-count="0"/>
  </office:meta>
</office:document-meta>
</file>